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E000001722E4C46E7.jpg"/>
  <manifest:file-entry manifest:media-type="image/png" manifest:full-path="Pictures/100000000000005C0000008004256893.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NewRomanPSMT" svg:font-family="TimesNewRomanPSMT" style:font-family-generic="swiss"/>
    <style:font-face style:name="Times" svg:font-family="Times" style:font-pitch="variable"/>
    <style:font-face style:name="Century Schoolbook L" svg:font-family="'Century Schoolbook 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Gill Sans MT" svg:font-family="'Gill Sans MT', 'Century Gothic'"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10pt" fo:language="en" fo:country="US" style:font-size-asian="10pt"/>
    </style:style>
    <style:style style:name="P2" style:family="paragraph" style:parent-style-name="Footer">
      <style:paragraph-properties style:snap-to-layout-grid="false"/>
      <style:text-properties style:font-name="Gill Sans MT" fo:font-size="6pt" fo:language="es" fo:country="ES" style:font-size-asian="6pt"/>
    </style:style>
    <style:style style:name="P3" style:family="paragraph" style:parent-style-name="Footer">
      <style:text-properties style:font-name="Gill Sans MT" fo:font-size="10pt" fo:language="es" fo:country="ES" style:font-size-asian="10pt"/>
    </style:style>
    <style:style style:name="P4" style:family="paragraph" style:parent-style-name="Footer">
      <style:text-properties style:font-name="Gill Sans MT" fo:font-size="8pt" fo:language="es" fo:country="ES" style:font-size-asian="8pt"/>
    </style:style>
    <style:style style:name="P5" style:family="paragraph" style:parent-style-name="Footer">
      <style:paragraph-properties style:snap-to-layout-grid="false"/>
      <style:text-properties style:font-name="Gill Sans MT" fo:font-size="8pt" fo:language="es" fo:country="ES" style:font-size-asian="8pt"/>
    </style:style>
    <style:style style:name="P6" style:family="paragraph" style:parent-style-name="Footer">
      <style:text-properties fo:language="es" fo:country="ES"/>
    </style:style>
    <style:style style:name="P7" style:family="paragraph" style:parent-style-name="Standard">
      <style:paragraph-properties style:text-autospace="none"/>
      <style:text-properties fo:color="#000000" style:font-name="Gill Sans MT" fo:font-size="8pt" style:font-size-asian="8pt"/>
    </style:style>
    <style:style style:name="P8" style:family="paragraph" style:parent-style-name="Standard">
      <style:paragraph-properties style:text-autospace="none"/>
      <style:text-properties fo:color="#000000" style:font-name="Century Schoolbook L" fo:font-size="10pt" style:font-size-asian="10pt"/>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margin-top="0in" fo:margin-bottom="0.0402in"/>
      <style:text-properties fo:font-weight="normal" style:font-weight-asian="normal" style:font-weight-complex="normal"/>
    </style:style>
    <style:style style:name="P13" style:family="paragraph" style:parent-style-name="Standard">
      <style:paragraph-properties fo:text-align="start" style:justify-single-word="false" style:text-autospace="none">
        <style:tab-stops>
          <style:tab-stop style:position="6.3256in"/>
        </style:tab-stops>
      </style:paragraph-properties>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6" style:family="paragraph" style:parent-style-name="Standard">
      <style:paragraph-properties fo:text-align="start" style:justify-single-word="false" style:text-autospace="none"/>
      <style:text-properties fo:color="#000000" style:font-name="TimesNewRomanPSMT" fo:font-size="10pt" fo:font-weight="normal" style:font-name-asian="TimesNewRomanPSMT" style:font-size-asian="10pt" style:font-weight-asian="normal" style:font-name-complex="TimesNewRomanPSMT" style:font-size-complex="10pt" style:font-weight-complex="normal"/>
    </style:style>
    <style:style style:name="P17" style:family="paragraph" style:parent-style-name="Standard">
      <style:paragraph-properties fo:text-align="start" style:justify-single-word="false" style:text-autospace="none"/>
      <style:text-properties fo:color="#2e66c8" style:font-name="TimesNewRomanPSMT" fo:font-size="10pt" fo:font-weight="normal" style:font-name-asian="TimesNewRomanPSMT" style:font-size-asian="10pt" style:font-weight-asian="normal" style:font-name-complex="TimesNewRomanPSMT" style:font-size-complex="10pt" style:font-weight-complex="normal"/>
    </style:style>
    <style:style style:name="P18" style:family="paragraph" style:parent-style-name="Standard">
      <style:paragraph-properties fo:text-align="start" style:justify-single-word="false" style:text-autospace="none"/>
      <style:text-properties fo:font-weight="normal" style:font-weight-asian="normal" style:font-weight-complex="normal"/>
    </style:style>
    <style:style style:name="P19" style:family="paragraph" style:parent-style-name="Standard">
      <style:paragraph-properties fo:text-align="center" style:justify-single-word="false"/>
      <style:text-properties fo:font-weight="normal" style:font-weight-asian="normal" style:font-weight-complex="normal"/>
    </style:style>
    <style:style style:name="P20" style:family="paragraph" style:parent-style-name="Standard" style:master-page-name="First_20_Page">
      <style:paragraph-properties fo:text-align="start" style:justify-single-word="false" style:page-number="auto" style:text-autospace="none"/>
      <style:text-properties fo:color="#000000" style:font-name="TimesNewRomanPSMT" fo:font-size="12pt" style:font-name-asian="TimesNewRomanPSMT" style:font-size-asian="12pt" style:font-name-complex="TimesNewRomanPSMT" style:font-size-complex="12pt"/>
    </style:style>
    <style:style style:name="T1" style:family="text">
      <style:text-properties style:font-name="Gill Sans MT" fo:font-size="9pt" fo:language="es" fo:country="ES" style:font-size-asian="9pt"/>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style:text-position="super 58%"/>
    </style:style>
    <style:style style:name="T5" style:family="text">
      <style:text-properties fo:font-size="12pt" style:font-size-asian="12pt" style:font-size-complex="12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bold" style:font-size-asian="10pt" style:font-weight-asian="bold" style:font-size-complex="10pt" style:font-weight-complex="bold"/>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Frame">
      <style:graphic-properties fo:margin-left="0.0008in" fo:margin-right="0in" style:wrap="none" style:vertical-pos="top" style:vertical-rel="baseline" style:horizontal-pos="center" style:horizontal-rel="paragraph-content" style:flow-with-text="tru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35in" fo:border="0.0071in solid #000000" style:mirror="none" fo:clip="rect(0in, 0in, 0in, 0in)" draw:luminance="0%" draw:contrast="0%" draw:red="0%" draw:green="0%" draw:blue="0%" draw:gamma="100%" draw:color-inversion="false" draw:image-opacity="100%" draw:color-mode="greyscal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35in" fo:border="0.0071in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draw:ole-draw-aspect="1" draw:visible-area-top="0in" draw:visible-area-width="0.4744in" draw:visible-area-height="0.5028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O: <text:span text:style-name="T7">Dr. Goran Neshich</text:span></text:p>
      <text:p text:style-name="P16">Group Leader - Laboratorio de Biologia Computacional</text:p>
      <text:p text:style-name="P16">Embrapa Informática Agropecuária</text:p>
      <text:p text:style-name="P16">Av. Dr. André Tosello, nº 209,</text:p>
      <text:p text:style-name="P16">Barao Geraldo, Campus da Unicamp</text:p>
      <text:p text:style-name="P16">PO Box: 6041</text:p>
      <text:p text:style-name="P16">13083-886 - Campinas - SP - Brasil</text:p>
      <text:p text:style-name="P16">Tel: [55] (19) 3789-5774</text:p>
      <text:p text:style-name="P16">Fax: [55] (19) 3789-5711 or 3289-9594</text:p>
      <text:p text:style-name="P17">http://www.cbi.cnptia.embrapa.br/~neshich/</text:p>
      <text:p text:style-name="P16"/>
      <text:p text:style-name="P16">Madrid, May 7, 2010</text:p>
      <text:p text:style-name="P14"/>
      <text:p text:style-name="P15">Dear Dr. Neshich:</text:p>
      <text:p text:style-name="P15"/>
      <text:p text:style-name="P15">I would like to invite you to participate as instructor and Chair for the Structural Bioinformatics Session at the course entitled “ANALYSIS OF MACROMOLECULAR STRUCTURE”, organized by the Spanish EMBnet node, with support from CYTED FreeBIT proposal, which will be held in Madrid, CNB (Scientific Computing Service, C/Darwin, 3, 28049 Madrid) from June 21 to July 02. Your session will be from June 21 to June 24 and you are invited to provide lectures during these full three days. The organization of this course will provide you with the air ticket and funds to cover hotel expenses. We invite you to arrive in Madrid on June 14<text:span text:style-name="T4">th</text:span>, make initial preparation for the course, and on June 15<text:span text:style-name="T4">th</text:span> you are invited by the Organization Committee <text:s/>to participate at the 2010 EMBNet Annual Meeting (AGM) in Bari, Italy (June 16<text:span text:style-name="T4">th</text:span> to June 19th). <text:s/>After EMBNet AGM we will all return to Madrid and proceed with the course.</text:p>
      <text:p text:style-name="P15"/>
      <text:p text:style-name="P15">We are able to provide you with return air ticket from São Paulo to Madrid and hotel expense in Madrid (funds provided by the CYTED FreeBit network) as well as up to US$500 to assist in your travel from Madrid to Bari and also lodging in Bari from the EMBnet Stichting accounts.</text:p>
      <text:p text:style-name="P15"/>
      <text:p text:style-name="P15">Your important contribution to the FreeBit course and EMBNet AGM is deeply appreciated and we look forward to your participation in June.</text:p>
      <text:p text:style-name="P15"/>
      <text:p text:style-name="P15">Best regards,</text:p>
      <text:p text:style-name="P18"><draw:frame draw:style-name="fr3" draw:name="Frame5" text:anchor-type="paragraph" svg:x="0.2535in" svg:y="1.1173in" svg:width="6.9256in" draw:z-index="0"><draw:text-box fo:min-height="1.7098in"><text:p text:style-name="P11">Dr. <text:span text:style-name="T2">José R. Valverde</text:span></text:p><text:p text:style-name="P11">Chairman, FreeBIT network (CYTED)</text:p><text:p text:style-name="P11">Secretary, EMBnet</text:p><text:p text:style-name="P11">Jefe de Servicio de Informática Científica</text:p><text:p text:style-name="P11">Centro Nacional de Biotecnología, CSIC</text:p><text:p text:style-name="P11">C/Darwin, 3</text:p><text:p text:style-name="P11">Campus Univ. Autónoma de Madrid</text:p><text:p text:style-name="P11">28049, Madrid. Spain</text:p><text:p text:style-name="P11">Tlf: +34 915854505</text:p></draw:text-box></draw:frame><draw:frame draw:style-name="fr6" draw:name="graphics4" text:anchor-type="paragraph" svg:x="2.8854in" svg:y="0.1091in" svg:width="1.45in" svg:height="1.7772in" draw:z-index="1"><draw:image xlink:href="../../AGM2007/letters/firma-jr.png" xlink:type="simple" xlink:show="embed" xlink:actuate="onLoad"/></draw:frame></text:p>
      <text:p text:style-name="P10"/>
      <text:p text:style-name="P12"/>
      <text:p text:style-name="P12"/>
      <text:p text:style-name="P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NewRomanPSMT" svg:font-family="TimesNewRomanPSMT" style:font-family-generic="swiss"/>
    <style:font-face style:name="Times" svg:font-family="Times" style:font-pitch="variable"/>
    <style:font-face style:name="Century Schoolbook L" svg:font-family="'Century Schoolbook 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Gill Sans MT" svg:font-family="'Gill Sans MT', 'Century Gothic'"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fo:font-size="12pt" fo:language="es" fo:country="ES" style:font-name-asian="Times" style:font-size-asian="12pt" style:font-name-complex="Times"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Header" style:family="paragraph" style:parent-style-name="Standard" style:class="extra">
      <style:paragraph-properties>
        <style:tab-stops>
          <style:tab-stop style:position="2.9528in" style:type="center"/>
          <style:tab-stop style:position="5.9055in" style:type="right"/>
        </style:tab-stops>
      </style:paragraph-properties>
      <style:text-properties style:font-name="Times New Roman" fo:language="en" fo:country="GB" style:font-name-asian="Times New Roman"/>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text-properties style:font-name="Times New Roman" fo:language="en" fo:country="GB" style:font-name-asian="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Fuente_20_de_20_párrafo_20_predeter." style:display-name="Fuente de párrafo predet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1.2486in" fo:margin-left="6.125in" table:align="left" style:writing-mode="lr-tb"/>
    </style:style>
    <style:style style:name="Table1.A" style:family="table-column">
      <style:table-column-properties style:column-width="1.2486in"/>
    </style:style>
    <style:style style:name="Table1.1" style:family="table-row">
      <style:table-row-properties style:min-row-height="0.3618in" style:keep-together="true" fo:keep-together="auto"/>
    </style:style>
    <style:style style:name="Table1.A1" style:family="table-cell">
      <style:table-cell-properties style:vertical-align="middle" fo:padding-left="0.075in" fo:padding-right="0.075in" fo:padding-top="0in" fo:padding-bottom="0in" fo:border-left="none" fo:border-right="none" fo:border-top="none" fo:border-bottom="0.0069in solid #000000" style:writing-mode="lr-tb"/>
    </style:style>
    <style:style style:name="Table1.2" style:family="table-row">
      <style:table-row-properties style:min-row-height="0.3604in" style:keep-together="true" fo:keep-together="auto"/>
    </style:style>
    <style:style style:name="Table1.3" style:family="table-row">
      <style:table-row-properties style:min-row-height="0.4042in" style:keep-together="true" fo:keep-together="auto"/>
    </style:style>
    <style:style style:name="Table1.A3" style:family="table-cell">
      <style:table-cell-properties style:vertical-align="middle" fo:padding-left="0.075in" fo:padding-right="0.075in" fo:padding-top="0in" fo:padding-bottom="0in" fo:border="none" style:writing-mode="lr-tb"/>
    </style:style>
    <style:style style:name="Table2" style:family="table">
      <style:table-properties style:width="7.5701in" fo:margin-left="-0.075in" table:align="left" style:writing-mode="lr-tb"/>
    </style:style>
    <style:style style:name="Table2.A" style:family="table-column">
      <style:table-column-properties style:column-width="5.8597in"/>
    </style:style>
    <style:style style:name="Table2.B" style:family="table-column">
      <style:table-column-properties style:column-width="1.7104in"/>
    </style:style>
    <style:style style:name="Table2.1" style:family="table-row">
      <style:table-row-properties style:min-row-height="0.9451in" style:keep-together="true" fo:keep-together="auto"/>
    </style:style>
    <style:style style:name="Table2.A1" style:family="table-cell">
      <style:table-cell-properties style:vertical-align="middle" fo:padding-left="0.075in" fo:padding-right="0.075in" fo:padding-top="0in" fo:padding-bottom="0in" fo:border="none" style:writing-mode="lr-tb"/>
    </style:style>
    <style:style style:name="Table3" style:family="table">
      <style:table-properties style:width="1.5125in" table:align="margins" style:writing-mode="lr-tb"/>
    </style:style>
    <style:style style:name="Table3.A" style:family="table-column">
      <style:table-column-properties style:column-width="1.5125in" style:rel-column-width="65535*"/>
    </style:style>
    <style:style style:name="Table3.1" style:family="table-row">
      <style:table-row-properties style:min-row-height="0.1743in" style:keep-together="true" fo:keep-together="auto"/>
    </style:style>
    <style:style style:name="Table3.A1" style:family="table-cell">
      <style:table-cell-properties style:vertical-align="middle" fo:padding-left="0.075in" fo:padding-right="0.075in" fo:padding-top="0in" fo:padding-bottom="0in" fo:border="0.0069in solid #000000" style:writing-mode="lr-tb"/>
    </style:style>
    <style:style style:name="Table2.B1" style:family="table-cell">
      <style:table-cell-properties style:vertical-align="middle" fo:padding-left="0.075in" fo:padding-right="0.075in" fo:padding-top="0in" fo:padding-bottom="0in" fo:border-left="0.0069in solid #000000" fo:border-right="none" fo:border-top="none" fo:border-bottom="none" style:writing-mode="lr-tb"/>
    </style:style>
    <style:style style:name="MP1" style:family="paragraph" style:parent-style-name="Header">
      <style:text-properties fo:font-size="10pt" fo:language="en" fo:country="US" style:font-size-asian="10pt"/>
    </style:style>
    <style:style style:name="MP2" style:family="paragraph" style:parent-style-name="Footer">
      <style:paragraph-properties style:snap-to-layout-grid="false"/>
      <style:text-properties style:font-name="Gill Sans MT" fo:font-size="6pt" fo:language="es" fo:country="ES" style:font-size-asian="6pt"/>
    </style:style>
    <style:style style:name="MP3" style:family="paragraph" style:parent-style-name="Footer">
      <style:text-properties style:font-name="Gill Sans MT" fo:font-size="10pt" fo:language="es" fo:country="ES" style:font-size-asian="10pt"/>
    </style:style>
    <style:style style:name="MP4" style:family="paragraph" style:parent-style-name="Standard">
      <style:paragraph-properties style:text-autospace="none"/>
      <style:text-properties fo:color="#000000" style:font-name="Gill Sans MT" fo:font-size="8pt" style:font-size-asian="8pt"/>
    </style:style>
    <style:style style:name="MP5" style:family="paragraph" style:parent-style-name="Standard">
      <style:paragraph-properties style:text-autospace="none"/>
      <style:text-properties fo:color="#000000" style:font-name="Century Schoolbook L" fo:font-size="10pt" style:font-size-asian="10pt"/>
    </style:style>
    <style:style style:name="MP6" style:family="paragraph" style:parent-style-name="Footer">
      <style:paragraph-properties style:snap-to-layout-grid="false"/>
      <style:text-properties style:font-name="Gill Sans MT" fo:font-size="8pt" fo:language="es" fo:country="ES" style:font-size-asian="8pt"/>
    </style:style>
    <style:style style:name="MP7" style:family="paragraph" style:parent-style-name="Footer">
      <style:text-properties style:font-name="Gill Sans MT" fo:font-size="8pt" fo:language="es" fo:country="ES" style:font-size-asian="8pt"/>
    </style:style>
    <style:style style:name="MP8" style:family="paragraph" style:parent-style-name="Footer">
      <style:text-properties fo:language="es" fo:country="ES"/>
    </style:style>
    <style:style style:name="MT1" style:family="text">
      <style:text-properties style:font-name="Gill Sans MT" fo:font-size="9pt" fo:language="es" fo:country="ES" style:font-size-asian="9pt"/>
    </style:style>
    <style:style style:name="Mfr1" style:family="graphic" style:parent-style-name="OLE">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draw:ole-draw-aspect="1" draw:visible-area-top="0in" draw:visible-area-width="0.4744in" draw:visible-area-height="0.5028in"/>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35in" fo:border="0.0071in solid #000000" style:mirror="none" fo:clip="rect(0in, 0in, 0in, 0in)" draw:luminance="0%" draw:contrast="0%" draw:red="0%" draw:green="0%" draw:blue="0%" draw:gamma="100%" draw:color-inversion="false" draw:image-opacity="100%" draw:color-mode="greyscale"/>
    </style:style>
    <style:style style:name="Mfr3"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M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35in" fo:border="0.0071in solid #000000" style:mirror="none" fo:clip="rect(0in, 0in, 0in, 0in)" draw:luminance="0%" draw:contrast="0%" draw:red="0%" draw:green="0%" draw:blue="0%" draw:gamma="100%" draw:color-inversion="false" draw:image-opacity="100%" draw:color-mode="standard"/>
    </style:style>
    <style:style style:name="Mfr5" style:family="graphic" style:parent-style-name="Frame">
      <style:graphic-properties fo:margin-left="0.0008in" fo:margin-right="0in" style:wrap="none" style:vertical-pos="top" style:vertical-rel="baseline" style:horizontal-pos="center" style:horizontal-rel="paragraph-content" style:flow-with-text="true"/>
    </style:style>
    <style:page-layout style:name="Mpm1">
      <style:page-layout-properties fo:page-width="8.2673in" fo:page-height="11.6925in" style:num-format="1" style:print-orientation="portrait" fo:margin-top="0.6244in" fo:margin-bottom="0in" fo:margin-left="0.5in" fo:margin-right="0.3937in" style:writing-mode="lr-tb" style:layout-grid-color="#c0c0c0" style:layout-grid-lines="44"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2126in" fo:margin-left="0in" fo:margin-right="0in" fo:margin-bottom="1.1736in" style:dynamic-spacing="true"/>
      </style:header-style>
      <style:footer-style>
        <style:header-footer-properties fo:min-height="0.9846in" fo:margin-left="0in" fo:margin-right="0in" fo:margin-top="0.9457in" style:dynamic-spacing="true"/>
      </style:footer-style>
    </style:page-layout>
  </office:automatic-styles>
  <office:master-styles>
    <style:master-page style:name="Standard" style:page-layout-name="Mpm1">
      <style:header>
        <text:p text:style-name="MP1"><draw:frame draw:style-name="Mfr1" draw:name="Object1" text:anchor-type="char" svg:x="6.9193in" svg:y="-0.0382in" svg:width="0.4717in" svg:height="0.5in" draw:z-index="0"><draw:object-ole xlink:href="./Object 1" xlink:type="simple" xlink:show="embed" xlink:actuate="onLoad"/><draw:image xlink:href="./ObjectReplacements/Object 1" xlink:type="simple" xlink:show="embed" xlink:actuate="onLoad"/></draw:frame><draw:frame draw:style-name="Mfr2" draw:name="graphics1" text:anchor-type="char" svg:x="6.9898in" svg:y="0.5764in" svg:width="0.3437in" svg:height="0.4791in" draw:z-index="0"><draw:image xlink:href="Pictures/100000000000005C0000008004256893.png" xlink:type="simple" xlink:show="embed" xlink:actuate="onLoad"/></draw:frame></text:p>
      </style:header>
      <style:footer>
        <table:table table:name="Table1" table:style-name="Table1">
          <table:table-column table:style-name="Table1.A"/>
          <table:table-row table:style-name="Table1.1">
            <table:table-cell table:style-name="Table1.A1" office:value-type="string">
              <text:p text:style-name="MP2">MINISTERIO DE CIENCIA Y TECNOLOGÍA</text:p>
            </table:table-cell>
          </table:table-row>
          <table:table-row table:style-name="Table1.2">
            <table:table-cell table:style-name="Table1.A1" office:value-type="string">
              <text:p text:style-name="MP2">CONSEJO SUPERIOR DE INVESTIGACIONES CIENTÍFICAS</text:p>
            </table:table-cell>
          </table:table-row>
          <table:table-row table:style-name="Table1.3">
            <table:table-cell table:style-name="Table1.A3" office:value-type="string">
              <text:p text:style-name="MP2">CENTRO NACIONAL DE BIOTECNOLOGÍA</text:p>
            </table:table-cell>
          </table:table-row>
        </table:table>
        <text:p text:style-name="MP3"/>
      </style:footer>
    </style:master-page>
    <style:master-page style:name="First_20_Page" style:display-name="First Page" style:page-layout-name="Mpm1" style:next-style-name="Standard">
      <style:header>
        <text:p text:style-name="MP1"><draw:frame draw:style-name="Mfr3" draw:name="Frame3" text:anchor-type="char" svg:x="5.5472in" svg:y="0.6563in" svg:width="1.5835in" draw:z-index="2"><draw:text-box fo:min-height="0.0161in"><text:p text:style-name="MP4">CENTRO NACIONAL<text:line-break/>DE BIOTECNOLOGÍA</text:p></draw:text-box></draw:frame><draw:frame draw:style-name="Mfr3" draw:name="Frame4" text:anchor-type="char" svg:x="6.0516in" svg:y="0.061in" fo:min-width="0.0161in" draw:z-index="3"><draw:text-box fo:min-height="0.0161in"><text:p text:style-name="MP4">CONSEJO SUPERIOR<text:line-break/>DE INVESTIGACIONES<text:line-break/>CIENTÍFICAS</text:p></draw:text-box></draw:frame><draw:frame draw:style-name="Mfr2" draw:name="graphics2" text:anchor-type="char" svg:x="5.6201in" svg:y="0in" svg:width="0.4319in" svg:height="0.6043in" draw:z-index="4"><draw:image xlink:href="Pictures/100000000000005C0000008004256893.png" xlink:type="simple" xlink:show="embed" xlink:actuate="onLoad"/></draw:frame><draw:frame draw:style-name="Mfr4" draw:name="graphics3" text:anchor-type="char" svg:x="0.0016in" svg:y="0.0362in" svg:width="0.7189in" svg:height="0.7602in" draw:z-index="5"><draw:image xlink:href="Pictures/100000000000015E000001722E4C46E7.jpg" xlink:type="simple" xlink:show="embed" xlink:actuate="onLoad"/></draw:frame><draw:frame draw:style-name="Mfr3" draw:name="Frame2" text:anchor-type="char" svg:x="0.7193in" svg:y="0.0362in" fo:min-width="0.0161in" draw:z-index="6"><draw:text-box fo:min-height="0.0161in"><text:p text:style-name="MP5">MINISTERIO<text:line-break/>DE EDUCACIÓN<text:line-break/>Y CIENCIA</text:p></draw:text-box></draw:frame></text:p>
      </style:header>
      <style:footer>
        <table:table table:name="Table2" table:style-name="Table2">
          <table:table-column table:style-name="Table2.A"/>
          <table:table-column table:style-name="Table2.B"/>
          <table:table-row table:style-name="Table2.1">
            <table:table-cell table:style-name="Table2.A1" office:value-type="string">
              <text:p text:style-name="Footer"><draw:frame draw:style-name="Mfr5" draw:name="Frame1" text:anchor-type="as-char" svg:width="1.5126in" draw:z-index="7"><draw:text-box fo:min-height="0.0161in"><table:table table:name="Table3" table:style-name="Table3"><table:table-column table:style-name="Table3.A"/><table:table-row table:style-name="Table3.1"><table:table-cell table:style-name="Table3.A1" office:value-type="string"><text:p text:style-name="MP6">CORREO ELECTRÓNICO:</text:p></table:table-cell></table:table-row></table:table></draw:text-box></draw:frame>jrvalverde<text:span text:style-name="MT1">@cnb.uam.es</text:span></text:p>
            </table:table-cell>
            <table:table-cell table:style-name="Table2.B1" office:value-type="string">
              <text:p text:style-name="MP6">CAMPUS DE LA UNIVERSIDAD<text:line-break/>AUTÓNOMA DE MADRID. <text:line-break/>CANTOBLANCO. <text:line-break/>28049 MADRID</text:p>
              <text:p text:style-name="MP7">TELÉFONO: 91 585 4505 <text:line-break/>FAX: 91 585 4506</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José Valverde</meta:initial-creator>
    <meta:creation-date>2007-03-12T16:37:56</meta:creation-date>
    <dc:creator>José Valverde</dc:creator>
    <dc:date>2010-05-11T17:00:24</dc:date>
    <meta:printed-by>JosÃ© Valverde</meta:printed-by>
    <meta:print-date>2007-04-27T13:01:17</meta:print-date>
    <dc:language>en-US</dc:language>
    <meta:editing-cycles>19</meta:editing-cycles>
    <meta:editing-duration>PT01H09M25S</meta:editing-duration>
    <meta:document-statistic meta:table-count="3" meta:image-count="4" meta:object-count="1" meta:page-count="1" meta:paragraph-count="35" meta:word-count="368" meta:character-count="2298"/>
    <meta:user-defined meta:name="Info 1"/>
    <meta:user-defined meta:name="Info 2"/>
    <meta:user-defined meta:name="Info 3"/>
    <meta:user-defined meta:name="Info 4"/>
  </office:meta>
</office:document-meta>
</file>